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style:font-size-asian="14pt" style:font-size-complex="14pt"/>
    </style:style>
    <style:style style:name="P3" style:family="paragraph" style:parent-style-name="Standard" style:list-style-name="L1">
      <style:paragraph-properties fo:text-align="justify" style:justify-single-word="false"/>
      <style:text-properties style:font-name="Arial" fo:font-size="14pt" style:font-size-asian="14pt" style:font-size-complex="14pt"/>
    </style:style>
    <style:style style:name="P4" style:family="paragraph" style:parent-style-name="Standard" style:list-style-name="L2">
      <style:paragraph-properties fo:text-align="justify" style:justify-single-word="false"/>
      <style:text-properties style:font-name="Arial" fo:font-size="14pt" style:font-size-asian="14pt" style:font-size-complex="14pt"/>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RÉE:</text:p>
      <text:p text:style-name="P2">Bonjour,</text:p>
      <text:p text:style-name="P2">Installez-vous.</text:p>
      <text:p text:style-name="P2">Veuillez remplir ce document s'il vous plaît?</text:p>
      <text:p text:style-name="P2"/>
      <text:p text:style-name="P1">INSTRUCTIONS:</text:p>
      <text:p text:style-name="P2">D'abord, je vais vous expliquer l'expérience. Chaque essai commence par un signe plus au centre de l'écran. C'est très important que vous fixez ce point de fixation. Si vos yeux sont trop loin du centre, l'expérience ne va pas continuer et vous entendrez un bip d'avertissement. Ensuite, un objet s'affiche sur l'écran. Vous allez devoir déplacer vos yeux vers l'objet dès que possible.</text:p>
      <text:p text:style-name="P2"/>
      <text:p text:style-name="P2">Si vous fixez l'objet, vous allez devoir le classer:</text:p>
      <text:list xml:id="list1410534036" text:style-name="L1">
        <text:list-item>
          <text:p text:style-name="P3">Si l'objet appartient au garage → appuyez sur bouton 1</text:p>
        </text:list-item>
        <text:list-item>
          <text:p text:style-name="P3">Si l'objet appartient à la cuisine → appuyez sur bouton 2</text:p>
        </text:list-item>
      </text:list>
      <text:p text:style-name="P2"/>
      <text:p text:style-name="P2">Encore, la caméra vérifie si vous fixez l'objet. Si vos yeux sont trop loin de l'objet, votre réponse ne peut pas être collecté.</text:p>
      <text:p text:style-name="P2"/>
      <text:p text:style-name="P2">Après votre réponse, vous pouvez déplacer vos yeux vers le centre de l'écran. La couleur du point de fixation vous indique si votre réponse était correcte:</text:p>
      <text:list xml:id="list1383268926" text:style-name="L2">
        <text:list-item>
          <text:p text:style-name="P4">vert = correcte</text:p>
        </text:list-item>
        <text:list-item>
          <text:p text:style-name="P4">rouge = incorrecte</text:p>
        </text:list-item>
      </text:list>
      <text:p text:style-name="P2"/>
      <text:p text:style-name="P2">Vous avez compris les instructions?</text:p>
      <text:p text:style-name="P2"/>
      <text:p text:style-name="P1">INSTALLATION:</text:p>
      <text:p text:style-name="P2"><text:span text:style-name="T1">On va commencer. </text:span>Posez votre front et votre menton contre l'appareil s'il vous plaît. Nous allons enregistrer les mouvements de vos yeux grâce à cette camera. Donc, nous allons devoir la paramétrer. </text:p>
      <text:p text:style-name="P2">Je vais éteindre la lumière pour effectuer ces opérations.</text:p>
      <text:p text:style-name="P2"/>
      <text:p text:style-name="P1">CALIBRATION:</text:p>
      <text:p text:style-name="P2">Veuillez bien suivre cette cible des yeux, quoi qu'il arrive. Pour démarrer le test, appuyez sur la barre espace quand je vous le dirai.</text:p>
      <text:p text:style-name="P2">Alez-y.</text:p>
      <text:p text:style-name="P2">Et pour la validation, vous pouvez recommencez.</text:p>
      <text:p text:style-name="P1"/>
      <text:p text:style-name="P1">START:</text:p>
      <text:p text:style-name="P2">Alors, on va commencer l'expérience. D'abord, il y a une peu des des essais pratiques. Si vous avez des questions, n'hésitez pas à deman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3T17:17:47</meta:creation-date>
    <meta:generator>LibreOffice/3.5$Linux_X86_64 LibreOffice_project/350m1$Build-2</meta:generator>
    <dc:date>2012-12-19T14:49:56</dc:date>
    <meta:editing-duration>P1DT1H25M23S</meta:editing-duration>
    <meta:editing-cycles>26</meta:editing-cycles>
    <meta:print-date>2012-12-19T11:11:46</meta:print-date>
    <meta:document-statistic meta:table-count="0" meta:image-count="0" meta:object-count="0" meta:page-count="1" meta:paragraph-count="23" meta:word-count="268" meta:character-count="1611" meta:non-whitespace-character-count="1368"/>
  </office:meta>
</office:document-meta>
</file>